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rebuchet MS" svg:font-family="'Trebuchet MS'"/>
    <style:font-face style:name="Trebuchet MS1" svg:font-family="'Trebuchet MS'" style:font-adornments="Norm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97cm" fo:border="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50%" fo:text-align="justify" style:justify-single-word="false"/>
      <style:text-properties fo:font-weight="bold" fo:background-color="transparent" style:font-weight-asian="bold" style:font-weight-complex="bold"/>
    </style:style>
    <style:style style:name="P3" style:family="paragraph" style:parent-style-name="Standard">
      <style:paragraph-properties fo:line-height="150%" fo:text-align="justify" style:justify-single-word="false"/>
      <style:text-properties style:font-name="Trebuchet MS1" fo:font-size="12pt" fo:font-style="normal" fo:font-weight="bold" fo:background-color="transparent" style:font-size-asian="12pt" style:font-style-asian="normal" style:font-weight-asian="bold" style:font-size-complex="12pt" style:font-style-complex="normal" style:font-weight-complex="bold"/>
    </style:style>
    <style:style style:name="P4" style:family="paragraph" style:parent-style-name="Standard">
      <style:paragraph-properties fo:line-height="150%" fo:text-align="justify" style:justify-single-word="false"/>
      <style:text-properties fo:font-weight="normal" fo:background-color="transparent" style:font-weight-asian="normal" style:font-weight-complex="normal"/>
    </style:style>
    <style:style style:name="P5" style:family="paragraph" style:parent-style-name="Standard">
      <style:paragraph-properties fo:line-height="100%" fo:text-align="justify" style:justify-single-word="false"/>
      <style:text-properties fo:font-weight="normal" fo:background-color="transparent" style:font-weight-asian="normal" style:font-weight-complex="normal"/>
    </style:style>
    <style:style style:name="P6" style:family="paragraph" style:parent-style-name="Standard">
      <style:paragraph-properties fo:line-height="150%" fo:text-align="justify" style:justify-single-word="false"/>
      <style:text-properties fo:font-weight="normal" style:font-weight-asian="normal" style:font-weight-complex="normal"/>
    </style:style>
    <style:style style:name="P7" style:family="paragraph" style:parent-style-name="Standard">
      <style:paragraph-properties fo:line-height="150%" fo:text-align="justify" style:justify-single-word="false"/>
      <style:text-properties fo:font-style="italic" fo:font-weight="normal" fo:background-color="transparent" style:font-style-asian="italic" style:font-weight-asian="normal" style:font-style-complex="italic" style:font-weight-complex="normal"/>
    </style:style>
    <style:style style:name="P8" style:family="paragraph" style:parent-style-name="Table_20_Contents">
      <style:paragraph-properties fo:text-align="center" style:justify-single-word="false"/>
      <style:text-properties fo:font-size="20pt" style:font-size-asian="21.7999992370605pt" style:font-size-complex="21.7999992370605pt"/>
    </style:style>
    <style:style style:name="P9" style:family="paragraph" style:parent-style-name="Table_20_Contents">
      <style:paragraph-properties fo:text-align="center" style:justify-single-word="false"/>
      <style:text-properties fo:font-size="12pt" style:font-size-asian="13.0500001907349pt" style:font-size-complex="13.0500001907349pt"/>
    </style:style>
    <style:style style:name="P10" style:family="paragraph" style:parent-style-name="Footnote">
      <style:text-properties fo:font-weight="normal" fo:background-color="transparent" style:font-weight-asian="normal" style:font-weight-complex="normal"/>
    </style:style>
    <style:style style:name="P11" style:family="paragraph" style:parent-style-name="Footnote">
      <style:text-properties fo:font-size="10pt" style:font-size-asian="10pt" style:font-size-complex="10pt"/>
    </style:style>
    <style:style style:name="P12" style:family="paragraph" style:parent-style-name="Standard">
      <style:paragraph-properties fo:line-height="150%" fo:text-align="justify" style:justify-single-word="false"/>
      <style:text-properties fo:font-weight="normal" style:font-weight-asian="normal" style:font-weight-complex="normal"/>
    </style:style>
    <style:style style:name="P13" style:family="paragraph" style:parent-style-name="Standard" style:list-style-name="L1">
      <style:paragraph-properties fo:line-height="150%" fo:text-align="justify" style:justify-single-word="false"/>
      <style:text-properties fo:font-weight="normal" style:font-weight-asian="normal" style:font-weight-complex="normal"/>
    </style:style>
    <style:style style:name="P14" style:family="paragraph" style:parent-style-name="Standard">
      <style:paragraph-properties fo:line-height="150%" fo:text-align="justify" style:justify-single-word="false"/>
      <style:text-properties fo:font-weight="normal" fo:background-color="transparent" style:font-weight-asian="normal" style:font-weight-complex="normal"/>
    </style:style>
    <style:style style:name="P15" style:family="paragraph" style:parent-style-name="Standard" style:list-style-name="L1">
      <style:paragraph-properties fo:line-height="150%" fo:text-align="justify" style:justify-single-word="false"/>
      <style:text-properties fo:font-weight="normal" fo:background-color="transparent" style:font-weight-asian="normal" style:font-weight-complex="normal"/>
    </style:style>
    <style:style style:name="P16" style:family="paragraph" style:parent-style-name="Standard" style:list-style-name="L2">
      <style:paragraph-properties fo:line-height="150%" fo:text-align="justify" style:justify-single-word="false"/>
      <style:text-properties fo:font-weight="normal" fo:background-color="transparent" style:font-weight-asian="normal" style:font-weight-complex="normal"/>
    </style:style>
    <style:style style:name="P17" style:family="paragraph" style:parent-style-name="Standard">
      <style:paragraph-properties fo:line-height="150%" fo:text-align="justify" style:justify-single-word="false"/>
      <style:text-properties fo:font-weight="bold" fo:background-color="transparent" style:font-weight-asian="bold" style:font-weight-complex="bold"/>
    </style:style>
    <style:style style:name="P18" style:family="paragraph" style:parent-style-name="Standard">
      <style:paragraph-properties fo:line-height="150%" fo:text-align="justify" style:justify-single-word="false"/>
      <style:text-properties fo:font-style="italic" fo:font-weight="normal" fo:background-color="transparent" style:font-style-asian="italic" style:font-weight-asian="normal" style:font-style-complex="italic" style:font-weight-complex="normal"/>
    </style:style>
    <style:style style:name="T1" style:family="text">
      <style:text-properties style:font-name="Trebuchet MS1"/>
    </style:style>
    <style:style style:name="T2" style:family="text">
      <style:text-properties style:font-name="Trebuchet MS1" fo:font-style="italic" style:font-style-asian="italic" style:font-style-complex="italic"/>
    </style:style>
    <style:style style:name="T3" style:family="text">
      <style:text-properties style:font-name="Trebuchet MS1" fo:font-style="normal" style:font-style-asian="normal" style:font-style-complex="normal"/>
    </style:style>
    <style:style style:name="T4" style:family="text">
      <style:text-properties style:font-name="Trebuchet MS1"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Trebuchet MS1" fo:font-size="10pt" fo:font-style="normal" style:font-size-asian="10pt" style:font-style-asian="normal" style:font-size-complex="10pt" style:font-style-complex="normal"/>
    </style:style>
    <style:style style:name="T6" style:family="text">
      <style:text-properties style:font-name="Trebuchet MS1"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style:font-name="Trebuchet MS1" fo:font-size="10pt" fo:font-style="italic" style:font-size-asian="10pt" style:font-style-asian="italic" style:font-size-complex="10pt" style:font-style-complex="italic"/>
    </style:style>
    <style:style style:name="T8" style:family="text">
      <style:text-properties style:font-name="Trebuchet MS1" fo:font-size="10pt" style:font-size-asian="10pt" style:font-size-complex="10pt"/>
    </style:style>
    <style:style style:name="T9" style:family="text">
      <style:text-properties fo:background-color="transparent"/>
    </style:style>
    <style:style style:name="T10" style:family="text">
      <style:text-properties fo:font-weight="normal" style:font-weight-asian="normal" style:font-weight-complex="normal"/>
    </style:style>
    <style:style style:name="T11" style:family="text">
      <style:text-properties fo:font-style="italic" fo:background-color="transparent" style:font-style-asian="italic" style:font-style-complex="italic"/>
    </style:style>
    <style:style style:name="T12" style:family="text">
      <style:text-properties fo:font-weight="bold" fo:background-color="transparent"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row>
          <table:table-cell table:style-name="Tableau1.A1" office:value-type="string">
            <text:p text:style-name="P9"/>
            <text:p text:style-name="P8">Contraception</text:p>
            <text:p text:style-name="P9"/>
          </table:table-cell>
        </table:table-row>
      </table:table>
      <text:p text:style-name="Standard"/>
      <text:p text:style-name="Standard"/>
      <text:p text:style-name="Standard">Introduction</text:p>
      <text:p text:style-name="Standard">Qu'est ce que</text:p>
      <text:p text:style-name="Standard">Historique</text:p>
      <text:p text:style-name="Standard">Méthodes</text:p>
      <text:p text:style-name="Standard"/>
      <text:h text:style-name="Heading_20_1" text:outline-level="1">Introduction</text:h>
      <text:p text:style-name="P1"/>
      <text:p text:style-name="P4"><text:tab/>La contraception est une question étroitement liée à l'exercice des relations intimes et ce, depuis l'antiquité. C'est le risque d'une grossesse malvenue qui a motivé l'intérêt des hommes et les a amenés à chercher des solutions de tous genres pour contrôler la fécondité. L'abstinence, le coït non-conventionnel (entendre: la sodomie), le coitus interruptus, le coitus obstructus (compression de l'urètre visant à provoquer une éjaculation rétrograde) mais aussi d'autres méthodes plus fantaisistes de prime abord tels la gomme d'acacia (Egypte antique), gomme de miel et de céruse (Grèce antique), cire d'abeille, natron, saule, papiers de soie ou encore épongé imbibée de cognac sont recommandés aux hommes mais surtout aux femmes qui ne désirent pas enfanter. Notons qu'un dispositif intra-utérin est décrit en Egypte antique il y a près de 5000 ans ! </text:p>
      <text:p text:style-name="P4"/>
      <text:p text:style-name="P6"><text:span text:style-name="T9"><text:tab/>Lorsque cela n'était pas le cas ou que le contraceptif (mobilisé) n'avait pas eu l'effet escompté, il s'agissait, pour la femme, de se faire épouser, d'assumer seule l'éducation de l'enfant à venir ou de recourir à des moyens abortifs pas toujours fiables et souvent dangereux, avec comme conséquence la plus dramatique la mort. Cette aliénation au risque de grossesse et aux enfants issus de l'union charnelle (aliénation due aux soins nécessaires à l'évolution du petit de l'homme qui, on le sait, vient au monde « inachevé » et mettra de longues années encore pour grandir et s'autonomiser.) avait pour corollaire direct l'aliénation à l'homme, son mari ou compagnon officiel, le père et </text:span><text:soft-page-break/><text:span text:style-name="T9">une sexualité où peu de place était laissée au désir/plaisir de la femme. La domination masculine sur les femmes était acquise au travers du sexe. Notons par ailleurs que, toute dominée qu'elle soit, c'est à la femme que revient de se soucier de sa fécondité et de prendre en charge la contraception</text:span><text:span text:style-name="T11"><text:note text:id="ftn1" text:note-class="footnote"><text:note-citation>1</text:note-citation><text:note-body><text:p text:style-name="P11"><text:span text:style-name="T1">Kniebiehler, Y. (2002). </text:span><text:span text:style-name="T2">La Sexualité et l'Histoire. </text:span><text:span text:style-name="T3">Paris: Editions Odile Jacob. </text:span></text:p></text:note-body></text:note></text:span><text:span text:style-name="T9">. J'y reviendrais.</text:span></text:p>
      <text:p text:style-name="P4"/>
      <text:p text:style-name="P4"><text:tab/>Cela dit, si la femme surtout était exposée au risque de grossesse et en corollaire aliénée à l'homme, la position de celui-ci n'était, parfois, pas plus confortable. Confronté à la grossesse de sa douce, avec qui il avait partagé un moment de légèreté et de plaisir, il lui fallait faire un choix : l'abandonner ou assumer le fruit de leur union. Autant de mariages « contraints » par la force des choses, unions de principe visant à offrir aux enfants naturels un statut d'enfants légitimes, à préserver (l'honneur/la vertu) de ces dames et la réputation de ces messieurs. </text:p>
      <text:p text:style-name="P7"/>
      <text:p text:style-name="P6"><text:span text:style-name="T9"><text:tab/>Au XIX°, sous l'impulsion d'un souci de réduction du taux de natalité (puisque le taux de mortalité infantile diminue et que l'espérance de vie des femmes augmente grâce aux avancées de la médecine), divers moyens et pratiques contraceptifs, plus efficaces mais surtout moins nocifs, voient le jour. Les instruments proposés à l'époque (diaphragmes, préservatifs rudimentaires et injections progestatives)</text:span><text:span text:style-name="T9"><text:note text:id="ftn2" text:note-class="footnote"><text:note-citation>2</text:note-citation><text:note-body><text:p text:style-name="P10"><text:span text:style-name="T8">Kniebiehler, Y. (2002). </text:span><text:span text:style-name="T7">La Sexualité et l'Histoire. </text:span><text:span text:style-name="T5">Paris: Editions Odile Jacob. </text:span></text:p></text:note-body></text:note></text:span><text:span text:style-name="T9"> ont peu de succès car se révèlent coûteux et forts incommodants. Les pratiques sexuelles alternatives (fellation, sodomie), dont la diffusion est peu étudiée, semblent mal accueillies par les femmes. La priorité est accordée au coït interrompu, technique peu fiable relevant de l'initiative masculine. Malgré le fait que la fécondité féminine soit encore sous le contrôle de l'action masculine, on peut voir apparaître par l'intermédiaire de ces préoccupations et pratiques nouvelles une possibilité d'amélioration de la qualité de vie des femmes qui ne sont plus seulement vouées à être mères puisqu'il s'agit à l'époque de réduire la natalité. Parallèlement, on assiste à une valorisation du couple et à une ouverture du discours sur l'acte sexuel, ce qui préparera l'émergence d'une volonté d'émancipation de la femme qui aura lieu près d'un siècle plus tard.</text:span></text:p>
      <text:p text:style-name="P4"/>
      <text:h text:style-name="Heading_20_1" text:outline-level="1">Qu'est ce que la contraception ?</text:h>
      <text:p text:style-name="P4"/>
      <text:p text:style-name="P4"><text:tab/>La contraception est définie comme une « méthode visant à éviter, de façon <text:soft-page-break/>réversible et temporaire, la fécondation d'un ovule par un spermatozoïde ou, s'il y a fécondation, la nidation de l'œuf fécondé <text:note text:id="ftn3" text:note-class="footnote"><text:note-citation>3</text:note-citation><text:note-body><text:p text:style-name="Footnote">Larousse en ligne, consulté 11/02/2009</text:p></text:note-body></text:note>». Il s'agit d'un moyen mis en œuvre, d'une pratique impliquant une volonté de la part de la personne pour empêcher la procréation. </text:p>
      <text:p text:style-name="P4"/>
      <text:h text:style-name="Heading_20_2" text:outline-level="2">Historique ?</text:h>
      <text:p text:style-name="Text_20_body"/>
      <text:p text:style-name="P4"><text:tab/>Le préservatif fait son apparition au cours du XIV° siècle, vraisemblablement en Grande-bretagne. D'abord pièce de lin, il sera ensuite produit à partir de boyaux animaux avant d'en arriver à sa forme actuelle en latex.</text:p>
      <text:p text:style-name="P4"/>
      <text:p text:style-name="P4"><text:tab/>Le diaphragme est crée <text:s/>par </text:p>
      <text:list xml:id="list33605527" text:style-name="L1">
        <text:list-item>
          <text:p text:style-name="P13"><text:span text:style-name="T9">Wilde (</text:span><text:span text:style-name="T11">qui</text:span><text:span text:style-name="T9">)crée le premier diaphragme en 1838 aux Etats-Unis</text:span></text:p>
        </text:list-item>
        <text:list-item>
          <text:p text:style-name="P15">Mesinga 1891 ? </text:p>
        </text:list-item>
      </text:list>
      <text:p text:style-name="P4"/>
      <text:p text:style-name="P4"><text:tab/>L'idée d'une contraception pharmacologique nait en 1927 suite aux expériences d'un autrichien. Ce dernier parvient à démontrer qu'un extrait ovarien de lapines déclenche une stérilité temporaire. Cette idée découchera sur la découverte de la pilule contraceptive, moins d'un demi-siècle plus tard.</text:p>
      <text:h text:style-name="Heading_20_2" text:outline-level="2"/>
      <text:h text:style-name="Heading_20_2" text:outline-level="2">Méthodes contraceptives</text:h>
      <text:p text:style-name="P2"><text:tab/><text:span text:style-name="T10">Les méthodes contraceptives disponibles et accessibles à tous (et toutes) en Belgique et dans d'autres pays occidentaux sont classés en différentes catégories :</text:span></text:p>
      <text:list xml:id="list33584221" text:style-name="L2">
        <text:list-item>
          <text:p text:style-name="P16">Méthodes barrières : préservatifs masculins et féminins, diaphragmes et capes cervicales, spermicides;</text:p>
        </text:list-item>
        <text:list-item>
          <text:p text:style-name="P16">Contraception hormonale : pilule, implant, patch, anneau vaginal, piqure;</text:p>
        </text:list-item>
        <text:list-item>
          <text:p text:style-name="P16">Dispositif intra-utérin (stérilets hormonaux ou pas).</text:p>
        </text:list-item>
      </text:list>
      <text:p text:style-name="P4"/>
      <text:p text:style-name="P5">NB : La contraception d'urgence (pilule du lendemain) et l'interruption volontaire de grossesse ne nous occupent pas dans le cadre de ce mémoire car il s'agit de méthodes abortives qui interviennent en cas de non-utilisation ou d'échec de la contraception. <text:soft-page-break/>Nous n'aborderons également pas la stérilisation car elle comporte une dimension définitive qui sort du cadre de cette étude. Une dernière catégorie, celle des méthodes dites « naturelles », ne sera pas prise en compte dans ce descriptif compte tenu de leur manque reconnu d'efficacité, malgré une bonne connaissance par la femme de son cycle menstruel et les précautions dont peuvent faire preuve les usagers.</text:p>
      <text:p text:style-name="P5"/>
      <text:p text:style-name="P6"><text:span text:style-name="T9"><text:tab/>Parmi les </text:span><text:span text:style-name="T12">méthodes barrières</text:span><text:span text:style-name="T9">, c'est le préservatif masculin qui reste le mieux connu du public et le plus utilisé. Son utilisation est simple, son coût réduit, son efficacité est satisfaisante en cas d'utilisation optimale et il a l'avantage d'être un moyen efficace de protection contre les maladies sexuellement transmissibles au même titre que le préservatif féminin. Les spermicides, le diaphragme et la cape cervicale sont moins utilisées (et donc moins disponibles), ce qui pourrait être expliqué par une efficacité plus faible (réelle ou perçue), par un mode d'utilisation plus contraignant, une moindre médiatisation ou le fait qu'il est conseillé d'utiliser ces méthodes de manière combinée, ce qui peut sembler plus contraignant que le recours au préservatif seul.</text:span></text:p>
      <text:p text:style-name="P4"/>
      <text:p text:style-name="P6"><text:span text:style-name="T9"><text:tab/>En ce qui concerne les </text:span><text:span text:style-name="T12">méthodes hormonales</text:span><text:span text:style-name="T9">, c'est la pilule contraceptive, les dimensions sociologiques et les effets psychologiques de sa diffusion en Belgique et en Europe qui nous intéressent dans ce mémoire, c'est pourquoi un chapitre lui est/sera consacré plus loin. Les 4 autres méthodes citées ont l'avantage d'être semi-permanentes et de ne nécessiter qu'un faible investissement de ce fait, contrairement à la contraception orale dont la prise quotidienne peut sembler contraignante et dont l'usage chaotique (oubli, prise à différentes heures) peut avoir des conséquences sur les cycles menstruel et hormonal féminins. Cela dit, il semble d'emblée que les jeunes femmes ont plus facilement recours à la contraception orale malgré que le taux d'échec des autres méthodes est parfois plus faible. Comment comprendre cela ? L'analyse de la partie pratique nous permettra peut-être d'apporter une réponse à cette question.</text:span></text:p>
      <text:p text:style-name="P6"><text:span text:style-name="T9"/></text:p>
      <text:p text:style-name="P6"><text:span text:style-name="T9"><text:tab/>Les </text:span><text:span text:style-name="T12">dispositifs intra-utérins</text:span><text:span text:style-name="T9"> (ou stérilets) sont très efficaces et ont ce même avantage d'être semi-permanent. Cela dit, il est déconseillé aux jeunes filles nubiles d'y avoir recours du fait de l'infime risque de grossesse intra-utérine que leur utilisation comporte.</text:span></text:p>
      <text:p text:style-name="P4"/>
      <text:p text:style-name="P2"><text:tab/>L'efficacité<text:span text:style-name="T10"> relative à chaque méthode, en terme de prévention de grossesse, est calculée à partir de leur taux d'échec. </text:span></text:p>
      <text:p text:style-name="P2"><text:span text:style-name="T10"/></text:p>
      <text:p text:style-name="P2"><text:soft-page-break/><text:span text:style-name="T10">Préservatif 15%</text:span><text:span text:style-name="T10"><text:note text:id="ftn4" text:note-class="footnote"><text:note-citation>4</text:note-citation><text:note-body><text:p text:style-name="Footnote"><text:span text:style-name="T4">Ott, M., Adler, N., Millstein, S., Tschann, J. &amp; Ellen, J. (2002). The trade-Off between Hormonal Contraceptives and Condoms among Adolescents. <text:s/></text:span><text:span text:style-name="T6">Perspectives on sexual and Reproductive Health,</text:span><text:span text:style-name="T4"> 34(1), pp. 6-14.</text:span></text:p></text:note-body></text:note></text:span><text:span text:style-name="T10">, pilule 5%, Implant 0,3% (chiffres 1998, étude citée par l'article)</text:span></text:p>
      <text:p text:style-name="P4"/>
      <text:p text:style-name="P7">Tableau d'efficacité en chiffres ?</text:p>
      <text:p text:style-name="P4"/>
      <text:p text:style-name="P7"/>
      <text:p text:style-name="P7">Decriptif en annex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rebuchet MS" svg:font-family="'Trebuchet MS'"/>
    <style:font-face style:name="Trebuchet MS1" svg:font-family="'Trebuchet MS'" style:font-adornments="Norm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rebuchet MS" fo:font-size="11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2pt"/>
    </style:style>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name-complex="Tahoma1"/>
    </style:style>
    <style:style style:name="Caption" style:family="paragraph" style:parent-style-name="Standard" style:class="extra">
      <style:paragraph-properties fo:margin-top="0.212cm" fo:margin-bottom="0.212cm" text:number-lines="false" text:line-number="0"/>
      <style:text-properties style:font-name="Trebuchet MS" fo:font-size="11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rebuchet MS" style:font-name-complex="Tahoma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line-height="100%"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09T15:08:52.68</meta:creation-date>
    <dc:date>2009-02-23T14:03:05</dc:date>
    <meta:editing-duration>PT21H48M03S</meta:editing-duration>
    <meta:editing-cycles>17</meta:editing-cycles>
    <meta:generator>OpenOffice.org/3.0$Win32 OpenOffice.org_project/300m9$Build-9358</meta:generator>
    <meta:document-statistic meta:table-count="1" meta:image-count="0" meta:object-count="0" meta:page-count="5" meta:paragraph-count="35" meta:word-count="1310" meta:character-count="8512"/>
    <meta:user-defined meta:name="Info 1"/>
    <meta:user-defined meta:name="Info 2"/>
    <meta:user-defined meta:name="Info 3"/>
    <meta:user-defined meta:name="Info 4"/>
  </office:meta>
</office:document-meta>
</file>